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2000000F71B5925D9A66490F8.jpg" manifest:media-type="image/jpeg"/>
  <manifest:file-entry manifest:full-path="Pictures/10000000000000760000002968701CA07B3C16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MT" svg:font-family="'Arial MT'" style:font-family-generic="system" style:font-pitch="variable"/>
    <style:font-face style:name="Arial Unicode MS" svg:font-family="'Arial Unicode MS'"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mbria Math" svg:font-family="'Cambria Math'" style:font-family-generic="swiss" style:font-pitch="variable"/>
    <style:font-face style:name="DejaVu Sans" svg:font-family="'DejaVu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mily-generic="system"/>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text-align="end" style:justify-single-word="false"/>
      <style:text-properties fo:color="#eeeeee" loext:opacity="100%" style:font-name="Calibri1" fo:font-weight="bold" style:font-weight-asian="bold" style:font-weight-complex="bold"/>
    </style:style>
    <style:style style:name="P2" style:family="paragraph" style:parent-style-name="Standard">
      <style:text-properties fo:color="#000000" loext:opacity="100%"/>
    </style:style>
    <style:style style:name="P3" style:family="paragraph" style:parent-style-name="Text_20_body">
      <style:paragraph-properties fo:margin-top="0cm" fo:margin-bottom="0.101cm" style:contextual-spacing="false" fo:text-align="end" style:justify-single-word="false"/>
      <style:text-properties fo:color="#000000" loext:opacity="100%"/>
    </style:style>
    <style:style style:name="P4" style:family="paragraph" style:parent-style-name="Text_20_body">
      <style:paragraph-properties fo:margin-left="0cm" fo:margin-right="0cm" fo:margin-top="0cm" fo:margin-bottom="0.101cm" style:contextual-spacing="false" fo:text-align="end" style:justify-single-word="false" fo:text-indent="0cm" style:auto-text-indent="false"/>
      <style:text-properties fo:color="#000000" loext:opacity="100%"/>
    </style:style>
    <style:style style:name="P5" style:family="paragraph" style:parent-style-name="Text_20_body">
      <style:paragraph-properties fo:margin-left="1.905cm" fo:margin-right="0cm" fo:margin-top="0cm" fo:margin-bottom="0.101cm" style:contextual-spacing="false" fo:text-align="end" style:justify-single-word="false" fo:text-indent="0cm" style:auto-text-indent="false">
        <style:tab-stops/>
      </style:paragraph-properties>
      <style:text-properties fo:color="#000000" loext:opacity="100%" officeooo:rsid="000af702" officeooo:paragraph-rsid="000af702"/>
    </style:style>
    <style:style style:name="P6" style:family="paragraph" style:parent-style-name="Standard">
      <style:text-properties fo:text-transform="uppercase" fo:color="#336633" loext:opacity="100%" style:font-name="Calibri1" fo:font-size="24pt" fo:font-weight="bold" style:font-size-asian="24pt" style:font-weight-asian="bold" style:font-size-complex="24pt" style:font-weight-complex="bold"/>
    </style:style>
    <style:style style:name="P7" style:family="paragraph" style:parent-style-name="Standard">
      <style:text-properties fo:color="#336633" loext:opacity="100%" style:font-name="Calibri1" fo:font-size="24pt" style:font-size-asian="24pt" style:font-size-complex="24pt"/>
    </style:style>
    <style:style style:name="P8" style:family="paragraph" style:parent-style-name="Standard">
      <style:text-properties style:font-name="Calibri1" fo:font-size="24pt" fo:font-weight="bold" style:font-size-asian="24pt" style:font-weight-asian="bold" style:font-size-complex="24pt" style:font-weight-complex="bold"/>
    </style:style>
    <style:style style:name="P9" style:family="paragraph" style:parent-style-name="Standard">
      <style:paragraph-properties fo:margin-left="0.697cm" fo:margin-right="0.713cm" fo:text-align="justify" style:justify-single-word="false" fo:text-indent="0cm" style:auto-text-indent="false">
        <style:tab-stops/>
      </style:paragraph-properties>
    </style:style>
    <style:style style:name="P10" style:family="paragraph" style:parent-style-name="Text_20_body">
      <style:text-properties fo:font-weight="bold" officeooo:rsid="00077084" officeooo:paragraph-rsid="00077084" style:font-weight-asian="bold" style:font-weight-complex="bold"/>
    </style:style>
    <style:style style:name="P11" style:family="paragraph" style:parent-style-name="Text_20_body">
      <style:paragraph-properties fo:margin-left="0cm" fo:margin-right="0cm" fo:text-indent="0cm" style:auto-text-indent="false"/>
      <style:text-properties fo:font-weight="bold" officeooo:rsid="00077084" officeooo:paragraph-rsid="00077084" style:font-weight-asian="bold" style:font-weight-complex="bold"/>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tyle="italic" officeooo:paragraph-rsid="00077084" style:font-style-asian="italic" style:font-style-complex="italic"/>
    </style:style>
    <style:style style:name="P14" style:family="paragraph" style:parent-style-name="Text_20_body">
      <style:text-properties fo:font-style="italic" fo:font-weight="bold" officeooo:rsid="00077084" officeooo:paragraph-rsid="00077084" style:font-style-asian="italic" style:font-weight-asian="bold" style:font-style-complex="italic" style:font-weight-complex="bold"/>
    </style:style>
    <style:style style:name="P15" style:family="paragraph" style:parent-style-name="Text_20_body">
      <style:text-properties fo:font-style="normal" fo:font-weight="bold" officeooo:rsid="00077084" officeooo:paragraph-rsid="00077084" style:font-style-asian="normal" style:font-weight-asian="bold" style:font-style-complex="normal" style:font-weight-complex="bold"/>
    </style:style>
    <style:style style:name="P16" style:family="paragraph" style:parent-style-name="Text_20_body">
      <style:paragraph-properties fo:margin-left="0cm" fo:margin-right="0cm" fo:text-indent="0cm" style:auto-text-indent="false"/>
      <style:text-properties fo:font-style="normal" fo:font-weight="bold" officeooo:rsid="00077084" officeooo:paragraph-rsid="00077084" style:font-style-asian="normal" style:font-weight-asian="bold" style:font-style-complex="normal" style:font-weight-complex="bold"/>
    </style:style>
    <style:style style:name="P17" style:family="paragraph" style:parent-style-name="codigo" style:master-page-name="">
      <loext:graphic-properties draw:fill="solid" draw:fill-color="#dde8cb"/>
      <style:paragraph-properties fo:margin-left="0.499cm" fo:margin-right="0cm" fo:margin-top="0.199cm" fo:margin-bottom="0.199cm" style:contextual-spacing="true" fo:hyphenation-ladder-count="no-limit" fo:text-indent="0cm" style:auto-text-indent="false" style:page-number="auto" fo:background-color="#dde8cb"/>
      <style:text-properties officeooo:rsid="0008abc6" officeooo:paragraph-rsid="000cd8d4" fo:hyphenate="false" loext:hyphenation-no-caps="false" loext:hyphenation-no-last-word="false" loext:hyphenation-word-char-count="no-limit" loext:hyphenation-zone="no-limit"/>
    </style:style>
    <style:style style:name="P18" style:family="paragraph" style:parent-style-name="Text_20_body">
      <style:paragraph-properties fo:margin-left="1.905cm" fo:margin-right="0cm" fo:margin-top="0cm" fo:margin-bottom="0.101cm" style:contextual-spacing="false" fo:text-align="end" style:justify-single-word="false" fo:text-indent="0cm" style:auto-text-indent="false">
        <style:tab-stops/>
      </style:paragraph-properties>
      <style:text-properties officeooo:rsid="000af702" officeooo:paragraph-rsid="000af702"/>
    </style:style>
    <style:style style:name="P19" style:family="paragraph" style:parent-style-name="Text_20_body">
      <style:text-properties fo:font-weight="normal" officeooo:rsid="00077084" officeooo:paragraph-rsid="00077084" style:font-weight-asian="normal" style:font-weight-complex="normal"/>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text-properties fo:font-size="12pt" fo:font-weight="normal" officeooo:rsid="00077084" officeooo:paragraph-rsid="00077084" style:font-size-asian="12pt" style:font-weight-asian="normal" style:font-size-complex="12pt" style:font-weight-complex="normal"/>
    </style:style>
    <style:style style:name="P22" style:family="paragraph" style:parent-style-name="codigo">
      <style:text-properties officeooo:rsid="000cd8d4" officeooo:paragraph-rsid="000cd8d4"/>
    </style:style>
    <style:style style:name="P23" style:family="paragraph" style:parent-style-name="codigo">
      <style:text-properties officeooo:rsid="000cd8d4" officeooo:paragraph-rsid="000ed045"/>
    </style:style>
    <style:style style:name="P24" style:family="paragraph" style:parent-style-name="codigo">
      <style:text-properties officeooo:rsid="000cd8d4" officeooo:paragraph-rsid="0008abc6"/>
    </style:style>
    <style:style style:name="P25" style:family="paragraph" style:parent-style-name="codigo">
      <style:text-properties fo:font-size="9pt" officeooo:rsid="000cd8d4" officeooo:paragraph-rsid="000cd8d4" style:font-size-asian="9pt" style:font-size-complex="9pt"/>
    </style:style>
    <style:style style:name="P26" style:family="paragraph" style:parent-style-name="codigo">
      <style:text-properties fo:font-size="9pt" officeooo:rsid="000cd8d4" officeooo:paragraph-rsid="0008abc6" style:font-size-asian="9pt" style:font-size-complex="9pt"/>
    </style:style>
    <style:style style:name="P27" style:family="paragraph" style:parent-style-name="codigo" style:master-page-name="">
      <loext:graphic-properties draw:fill="solid" draw:fill-color="#dde8cb"/>
      <style:paragraph-properties fo:margin-left="0.499cm" fo:margin-right="0cm" fo:margin-top="0.199cm" fo:margin-bottom="0.199cm" style:contextual-spacing="true" fo:hyphenation-ladder-count="no-limit" fo:text-indent="0cm" style:auto-text-indent="false" style:page-number="auto" fo:background-color="#dde8cb"/>
      <style:text-properties officeooo:paragraph-rsid="000cd8d4" fo:hyphenate="false" loext:hyphenation-no-caps="false" loext:hyphenation-no-last-word="false" loext:hyphenation-word-char-count="no-limit" loext:hyphenation-zone="no-limit"/>
    </style:style>
    <style:style style:name="P28" style:family="paragraph" style:parent-style-name="Heading_20_2">
      <style:paragraph-properties fo:break-before="page"/>
    </style:style>
    <style:style style:name="P29" style:family="paragraph" style:parent-style-name="Standard" style:master-page-name="MPF0">
      <style:paragraph-properties style:page-number="auto" fo:break-before="page"/>
    </style:style>
    <style:style style:name="P30" style:family="paragraph" style:parent-style-name="Standard">
      <style:paragraph-properties fo:margin-left="0.697cm" fo:margin-right="0.713cm" fo:text-align="justify" style:justify-single-word="false" fo:text-indent="0cm" style:auto-text-indent="false">
        <style:tab-stops/>
      </style:paragraph-properties>
    </style:style>
    <style:style style:name="P31" style:family="paragraph" style:parent-style-name="Text_20_body" style:list-style-name="L1">
      <style:text-properties fo:font-style="italic" fo:font-weight="normal" officeooo:rsid="000ed045" officeooo:paragraph-rsid="000ed045" style:font-style-asian="italic" style:font-weight-asian="normal" style:font-style-complex="italic" style:font-weight-complex="normal"/>
    </style:style>
    <style:style style:name="P32" style:family="paragraph" style:parent-style-name="Text_20_body" style:list-style-name="L1">
      <style:text-properties fo:font-style="italic" fo:font-weight="normal" officeooo:rsid="00077084" officeooo:paragraph-rsid="000ed045" style:font-style-asian="italic" style:font-weight-asian="normal" style:font-style-complex="italic" style:font-weight-complex="normal"/>
    </style:style>
    <style:style style:name="P33" style:family="paragraph" style:parent-style-name="Text_20_body" style:list-style-name="L1">
      <style:text-properties fo:font-style="italic" fo:font-weight="normal" officeooo:rsid="00077084" officeooo:paragraph-rsid="000cd8d4" style:font-style-asian="italic" style:font-weight-asian="normal" style:font-style-complex="italic" style:font-weight-complex="normal"/>
    </style:style>
    <style:style style:name="P34" style:family="paragraph" style:parent-style-name="Text_20_body" style:list-style-name="L1">
      <style:text-properties fo:font-style="italic" fo:font-weight="normal" officeooo:rsid="000a9ec3" officeooo:paragraph-rsid="000cd8d4" style:font-style-asian="italic" style:font-weight-asian="normal" style:font-style-complex="italic" style:font-weight-complex="normal"/>
    </style:style>
    <style:style style:name="P35" style:family="paragraph" style:parent-style-name="Text_20_body">
      <style:paragraph-properties fo:margin-top="0cm" fo:margin-bottom="0.101cm" style:contextual-spacing="false" fo:text-align="end" style:justify-single-word="false"/>
      <style:text-properties fo:color="#000000" loext:opacity="100%"/>
    </style:style>
    <style:style style:name="T1" style:family="text">
      <style:text-properties officeooo:rsid="000cd8d4"/>
    </style:style>
    <style:style style:name="T2" style:family="text">
      <style:text-properties fo:color="#336633" loext:opacity="100%" fo:font-size="14pt" style:font-size-asian="14pt" style:font-size-complex="14pt"/>
    </style:style>
    <style:style style:name="T3" style:family="text">
      <style:text-properties style:font-name="DejaVu Sans" fo:font-size="10pt" style:font-size-asian="10pt" style:font-size-complex="10pt"/>
    </style:style>
    <style:style style:name="T4" style:family="text">
      <style:text-properties style:font-name="DejaVu Sans" fo:font-size="10pt" fo:font-weight="bold" style:font-size-asian="10pt" style:font-weight-asian="bold" style:font-size-complex="10pt" style:font-weight-complex="bold"/>
    </style:style>
    <style:style style:name="T5" style:family="text">
      <style:text-properties fo:color="#c9211e" loext:opacity="100%"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00a9ec3"/>
    </style:style>
    <style:style style:name="T9" style:family="text">
      <style:text-properties fo:font-variant="normal" fo:text-transform="none" fo:color="#000000" loext:opacity="100%" fo:letter-spacing="normal"/>
    </style:style>
    <style:style style:name="T10" style:family="text">
      <style:text-properties officeooo:rsid="0008abc6"/>
    </style:style>
    <style:style style:name="T11" style:family="text">
      <style:text-properties officeooo:rsid="000ed045"/>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666666" draw:opacity="100%" fo:padding-left="0.049cm" fo:padding-right="0.45cm" fo:padding-top="0.049cm" fo:padding-bottom="0.049cm" fo:border="0.51pt solid #000000" style:writing-mode="lr-tb" draw:textarea-vertical-align="top"/>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Standard"/>
      <text:p text:style-name="Standard"/>
      <text:p text:style-name="Standard"><draw:frame draw:style-name="fr3" draw:name="gráficos1" text:anchor-type="paragraph" svg:width="0cm" style:rel-width="scale" svg:height="0cm" style:rel-height="scale" draw:z-index="1"><draw:image xlink:href="Pictures/10000000000001C2000000F71B5925D9A66490F8.jpg" xlink:type="simple" xlink:show="embed" xlink:actuate="onLoad" draw:mime-type="image/jpeg"/></draw:frame></text:p>
      <text:p text:style-name="Standard"/>
      <text:p text:style-name="Standard"/>
      <text:p text:style-name="P2"><text:bookmark text:name="docs-internal-guid-e8f5d430-faba-53b2-6d"/></text:p>
      <text:p text:style-name="Standard"/>
      <text:p text:style-name="Standard"/>
      <text:p text:style-name="Standard"/>
      <text:p text:style-name="P6">First term</text:p>
      <text:p text:style-name="P7">Assessable Activity</text:p>
      <text:p text:style-name="P8"/>
      <text:p text:style-name="Standard"/>
      <text:p text:style-name="Standard"/>
      <text:p text:style-name="Standard"/>
      <text:p text:style-name="Standard"><draw:frame draw:style-name="fr1" draw:name="Marco1" text:anchor-type="paragraph" svg:x="-0.03cm" svg:y="0.27cm" svg:width="18.401cm" draw:z-index="2"><draw:text-box fo:min-height="2.799cm"><text:p text:style-name="P1"/><text:p text:style-name="P1">Computer Systems</text:p><text:p text:style-name="P1">CFGS DA<text:span text:style-name="T1">M</text:span></text:p></draw:text-box></draw:frame></text:p>
      <text:p text:style-name="Standard"/>
      <text:p text:style-name="Standard"/>
      <text:p text:style-name="Standard"/>
      <text:p text:style-name="Standard"/>
      <text:p text:style-name="Standard"/>
      <text:p text:style-name="P5">Jose Manuel Moreno Bolivar</text:p>
      <text:p text:style-name="P18">josmorbol@alu.edu.gva.es</text:p>
      <text:p text:style-name="P3">2022/2023</text:p>
      <text:p text:style-name="P3"/>
      <text:p text:style-name="P3"/>
      <text:p text:style-name="P3"/>
      <text:p text:style-name="P4"/>
      <text:p text:style-name="P3"/>
      <text:p text:style-name="P3"/>
      <text:p text:style-name="Text_20_body"><text:span text:style-name="Fuente_20_de_20_párrafo_20_predeter."><text:span text:style-name="T2">License</text:span></text:span></text:p>
      <text:p text:style-name="Standard"/>
      <text:p text:style-name="P9"><draw:frame draw:style-name="fr2" draw:name="gráficos3" text:anchor-type="paragraph" svg:x="0.741cm" svg:y="0cm" svg:width="0cm" style:rel-width="scale" svg:height="0cm" style:rel-height="scale" draw:z-index="0"><draw:image xlink:href="Pictures/10000000000000760000002968701CA07B3C1689.png" xlink:type="simple" xlink:show="embed" xlink:actuate="onLoad" draw:mime-type="image/png"/></draw:frame><text:span text:style-name="Fuente_20_de_20_párrafo_20_predeter."><text:span text:style-name="T4">Attribution - NonCommercial - ShareAlike (by-nc-sa)</text:span></text:span><text:span text:style-name="Fuente_20_de_20_párrafo_20_predeter."><text:span text:style-name="T3">: No commercial use of the original work or any derivative works is permitted, distribution of which must be under a license equal to that governing the original work.</text:span></text:span></text:p>
      <text:p text:style-name="P9"><text:span text:style-name="Fuente_20_de_20_párrafo_20_predeter."><text:span text:style-name="T3"/></text:span></text:p>
      <text:p text:style-name="P9"><text:span text:style-name="Fuente_20_de_20_párrafo_20_predeter."><text:span text:style-name="T3"/></text:span></text:p>
      <text:p text:style-name="Titulo">First Term: Assessable activity</text:p>
      <text:h text:style-name="Heading_20_1" text:outline-level="1"><text:soft-page-break/>Section 1</text:h>
      <text:p text:style-name="P13">Explain how would you do to access the disk, assuming it has been just installed in the computer. Indicate, if needed, what orders would you execute and what files would you modify. The size of the disk will be 10Gb. The disk must be mounted on the required location when the machine boots up.</text:p>
      <text:list text:style-name="L1">
        <text:list-item>
          <text:p text:style-name="P31">Install disk in the computer</text:p>
        </text:list-item>
        <text:list-item>
          <text:p text:style-name="P32"><text:span text:style-name="T11">create </text:span><text:span text:style-name="T8">directory whit command “sudo mkdir company”</text:span></text:p>
        </text:list-item>
        <text:list-item>
          <text:p text:style-name="P33">Execute <text:span text:style-name="T8">fdisk</text:span> command “<text:span text:style-name="T8">sudo fdisk /dev/sdb”</text:span></text:p>
          <text:list>
            <text:list-item>
              <text:p text:style-name="P34">Partition type: n(new partition)</text:p>
            </text:list-item>
            <text:list-item>
              <text:p text:style-name="P34">Partition Number: 1</text:p>
            </text:list-item>
            <text:list-item>
              <text:p text:style-name="P34">First Sector: enter key(default)</text:p>
            </text:list-item>
            <text:list-item>
              <text:p text:style-name="P34">Last Sector: enter key(default)</text:p>
            </text:list-item>
            <text:list-item>
              <text:p text:style-name="P34">write w(write) for save the changes.</text:p>
            </text:list-item>
          </text:list>
        </text:list-item>
        <text:list-item>
          <text:p text:style-name="P33">Use <text:span text:style-name="T8">sudo “mkfs.ext4 /dev/sdb” to format the new disk</text:span></text:p>
        </text:list-item>
        <text:list-item>
          <text:p text:style-name="P34">mount the disk in the /company directory with “sudo mount /dev/sdb /company”</text:p>
        </text:list-item>
        <text:list-item>
          <text:p text:style-name="P33">Optionally make “<text:span text:style-name="T8">sudo nano /etc/fstab” and add a new line /dev/sdb /company</text:span> <text:span text:style-name="T8">ext4</text:span> <text:span text:style-name="T8">default 0 0” for permanent mount.</text:span></text:p>
        </text:list-item>
      </text:list>
      <text:h text:style-name="Heading_20_2" text:outline-level="2">Section 2</text:h>
      <text:p text:style-name="Text_20_body"><text:span text:style-name="T6">List the commands you would need to run to prepare the users’ structure. You must create the users and groups </text:span><text:span text:style-name="Fuente_20_de_20_párrafo_20_predeter."><text:span text:style-name="T7">in a non-interactive way</text:span></text:span><text:span text:style-name="T6"> (the commands mustn’t require any inputs from the user once executed) The users must have </text:span><text:span text:style-name="Codigo"><text:span text:style-name="T6">/bin/bash</text:span></text:span><text:span text:style-name="T6"> as their shell.</text:span></text:p>
      <text:p text:style-name="P12">All the user names must be lowercase.</text:p>
      <text:p text:style-name="P14"/>
      <text:p text:style-name="P14">GROUPS CREATION COMMANDS</text:p>
      <text:p text:style-name="P22">sudo groupadd electrician</text:p>
      <text:p text:style-name="P24">sudo groupadd plumber</text:p>
      <text:p text:style-name="P24">sudo groupadd supervisor</text:p>
      <text:p text:style-name="P22">sudo groupadd boss</text:p>
      <text:p text:style-name="P22">sudo groupadd all_workers</text:p>
      <text:p text:style-name="P14"/>
      <text:p text:style-name="P15">USER CREATION COMMANDS</text:p>
      <text:p text:style-name="P25">sudo useradd -G all_workers,boss,supervisor,plumber,electrician -s /bin/bash river</text:p>
      <text:p text:style-name="P26">sudo useradd -G all_workers,supervisor,plumber,electrician -s /bin/bash jackson</text:p>
      <text:p text:style-name="P25">sudo useradd -G all_workers,plumber -s /bin/bash jenny</text:p>
      <text:p text:style-name="P25">sudo useradd -G all_workers,plumber -s /bin/bash harrison</text:p>
      <text:p text:style-name="P25">sudo useradd -G all_workers,electrician -s /bin/bash brianna </text:p>
      <text:p text:style-name="P25">sudo useradd -G all_workers,electrician -s /bin/bash edward</text:p>
      <text:p text:style-name="P15"/>
      <text:h text:style-name="P28" text:outline-level="2">Section 3</text:h>
      <text:p text:style-name="Text_20_body"><text:span text:style-name="T6">The users must be able to log into the system. Set the password for all of them in a single command with </text:span><text:span text:style-name="Codigo"><text:span text:style-name="T6">chpasswd</text:span></text:span><text:span text:style-name="T6">, using a file containing the passwords information (you can have one line for each user) The password must be </text:span><text:span text:style-name="Codigo"><text:span text:style-name="T6">firstlogin</text:span></text:span><text:span text:style-name="T6"> for each user.</text:span></text:p>
      <text:p text:style-name="P12">Explain the command needed to do it and the contents of the file.</text:p>
      <text:h text:style-name="Heading_20_2" text:outline-level="2" text:is-list-header="true"/>
      <text:p text:style-name="P10">COMMAND/S TO EXECUTE</text:p>
      <text:p text:style-name="P24">touch pswords.txt</text:p>
      <text:p text:style-name="P24">nano pswords.txt</text:p>
      <text:p text:style-name="P24">sudo chpasswd&lt;pswords.txt</text:p>
      <text:p text:style-name="P22">su river (check if the password is correct)</text:p>
      <text:p text:style-name="P10"/>
      <text:p text:style-name="P10">FILE CONTENTS</text:p>
      <text:p text:style-name="P22">river:firstlogin</text:p>
      <text:p text:style-name="P24">jackson:firstlogin</text:p>
      <text:p text:style-name="P24">jenny:fistlogin</text:p>
      <text:p text:style-name="P22">harrison:firstlogin</text:p>
      <text:p text:style-name="P22">brianna:firstlogin</text:p>
      <text:p text:style-name="P22">edward:firstlogin</text:p>
      <text:p text:style-name="P10"/>
      <text:p text:style-name="P10"/>
      <text:p text:style-name="P10">EXPLANATION</text:p>
      <text:p text:style-name="P19">Touch is used to generate the text document psword.txt and we edit it with nano. In the nano editor we write everything together, the name of each user followed by a colon and the password.<text:span text:style-name="T9"> </text:span>To save we will press the Ctrl+O keys and confirm the name of the file.<text:span text:style-name="T9"> </text:span>To exit the editor, press the Ctrl+X keys. We will dump the text document on chpasswd with the command sudo chpasswd&lt;pswords.txt and finally with “<text:span text:style-name="T1">su </text:span>&lt;username&gt;” we will verify if the password is correct.</text:p>
      <text:p text:style-name="P10"/>
      <text:h text:style-name="Heading_20_2" text:outline-level="2">Section 4</text:h>
      <text:p text:style-name="Text_20_body"><text:span text:style-name="T6">Show the orders for creating all the other folders from </text:span><text:span text:style-name="Codigo"><text:span text:style-name="T6">/company</text:span></text:span><text:span text:style-name="T6"> </text:span><text:span text:style-name="Fuente_20_de_20_párrafo_20_predeter."><text:span text:style-name="T7">using relative paths</text:span></text:span><text:span text:style-name="T6">.</text:span></text:p>
      <text:p text:style-name="P12"/>
      <text:p text:style-name="P15">COMMAND/S TO EXECUTE</text:p>
      <text:p text:style-name="P15"/>
      <text:p text:style-name="P22">sudo mkdir ./holidays</text:p>
      <text:p text:style-name="P22">sudo mkdir ./jobs</text:p>
      <text:p text:style-name="P22">sudo mkdir ./jobs/electricity</text:p>
      <text:p text:style-name="P24">sudo mkdir ./jobs/plumbing</text:p>
      <text:p text:style-name="P22">sudo mkdir ./jobs/plumbing/\ no\ chop\ here</text:p>
      <text:p text:style-name="P24">sudo mkdir ./jobs/reforms</text:p>
      <text:p text:style-name="P16"/>
      <text:h text:style-name="P28" text:outline-level="2">Section 5</text:h>
      <text:p text:style-name="Text_20_body">Show the orders for giving the correct permissions to the different folders.</text:p>
      <text:p text:style-name="Text_20_body">You must explain what are you trying to achieve with each command, and why.</text:p>
      <text:p text:style-name="P11">COMMAND/S TO EXECUTE</text:p>
      <text:p text:style-name="P22">// change folder owner //</text:p>
      <text:p text:style-name="P22">sudo chown river holidays</text:p>
      <text:p text:style-name="P22">sudo chown river jobs</text:p>
      <text:p text:style-name="P22">sudo chown river ./jobs/electricity</text:p>
      <text:p text:style-name="P22">sudo chown river ./jobs/plumbing</text:p>
      <text:p text:style-name="P22">sudo chown river ./jobs/plumbing/\ no\ chop\ here</text:p>
      <text:p text:style-name="P22">sudo chown river ./jobs/reforms</text:p>
      <text:p text:style-name="P22">// change folder group //</text:p>
      <text:p text:style-name="P22">sudo chgrp electrician ./jobs/electricity</text:p>
      <text:p text:style-name="P22">sudo chgrp plumber ./jobs/plumbing</text:p>
      <text:p text:style-name="P22">sudo chgrp electrician ./jobs/plumbing/\ no\ chop\ here</text:p>
      <text:p text:style-name="P22">sudo chgrp all_workers ./jobs/reforms</text:p>
      <text:p text:style-name="P22">sudo chgrp all_workers jobs</text:p>
      <text:p text:style-name="P22">sudo chgrp all_workers holidays</text:p>
      <text:p text:style-name="P22">sudo chgrp all_workers ./company</text:p>
      <text:p text:style-name="P22">// change permissions //</text:p>
      <text:p text:style-name="P22">sudo chmod g+w ./jobs/electricity</text:p>
      <text:p text:style-name="P22">sudo chmod g+w ./jobs/plumbing</text:p>
      <text:p text:style-name="P23">sudo chmod +t ./jobs/plumbing</text:p>
      <text:p text:style-name="P22">sudo chmod g+w ./jobs/plumbing/\ no\ chop\ here</text:p>
      <text:p text:style-name="P22">sudo chmod g+w ./jobs/reforms</text:p>
      <text:p text:style-name="P22">sudo chmod g+w holidays</text:p>
      <text:p text:style-name="P22">sudo chmod +t holidays</text:p>
      <text:p text:style-name="P10">EXPLANATION OF THE COMMANDS</text:p>
      <text:p text:style-name="P21">When creating the folders with my user I have had to tell him that the owner is River with the command "sudo chown river &lt;folder&gt;". Then I had to assign the groups to the folders with the command "sudo chgrp &lt;group&gt; &lt;folder&gt;.</text:p>
      <text:p text:style-name="P21">The permissions were left as default as follows "drwxr-xr-x". The "d" tells us that it is a directory, the next three characters tell us that the owner has read, write and execute permissions, the next three tells us that the group associated with that folder has read and execute permissions, and Finally, the rest have read and execute permissions.</text:p>
      <text:p text:style-name="P21">To give write permission to the groups I had to use "sudo chmod g+w &lt;folder&gt;".</text:p>
      <text:p text:style-name="P21">The /no chop here folder can't be deleted by anyone but it won't be delete-protected, so we'll use stiky bit on the plumbing folder so that only the owner can delete the folder with the following command "sudo chmod +t ./ jobs/plumbing".</text:p>
      <text:p text:style-name="P21">The statement also tells us that in the holidays folder they can create files but they can only be modified or deleted by the owner, so I have used stiky bit as follows. "sudo chmod +t holidays"</text:p>
      <text:p text:style-name="P21"/>
      <text:p text:style-name="P21"/>
      <text:p text:style-name="P21"/>
      <text:h text:style-name="Heading_20_2" text:outline-level="2"><text:soft-page-break/>Section 6</text:h>
      <text:p text:style-name="Text_20_body"><text:span text:style-name="T6">Display the output of </text:span><text:span text:style-name="Codigo"><text:span text:style-name="T6">tree -pugfd /company</text:span></text:span><text:span text:style-name="T6"> (you will need to have the command </text:span><text:span text:style-name="Codigo"><text:span text:style-name="T6">tree</text:span></text:span><text:span text:style-name="T6"> available in your system)</text:span></text:p>
      <text:p text:style-name="P12"/>
      <text:p text:style-name="Text_20_body"><text:span text:style-name="T6">You must write all the commands as text. </text:span><text:span text:style-name="Fuente_20_de_20_párrafo_20_predeter."><text:span text:style-name="T5">All the screenshots attached will be removed before correcting the exercise.</text:span></text:span></text:p>
      <text:p text:style-name="P20"/>
      <text:p text:style-name="P17">josema@josema-VirtualBox:~$ sudo tree -pugdf company/</text:p>
      <text:p text:style-name="P17">[drwxr-x<text:span text:style-name="T1">r</text:span>-<text:span text:style-name="T1">x</text:span> river <text:s text:c="3"/>all_workers] <text:s/>company</text:p>
      <text:p text:style-name="P17">├── [drwxrwxr-t river <text:s text:c="3"/>all_workers] <text:s/>company/holidays <text:s text:c="2"/></text:p>
      <text:p text:style-name="P17">└── [drwxr-xr-x river <text:s text:c="3"/>all_workers] <text:s/>company/jobs</text:p>
      <text:p text:style-name="P17"><text:s text:c="4"/>├── [drwxrwx<text:span text:style-name="T1">r</text:span>-<text:span text:style-name="T1">x</text:span> river <text:s text:c="3"/>electrician] <text:s/>company/jobs/electricity</text:p>
      <text:p text:style-name="P17"><text:s text:c="4"/>├── [drwxrwxr-<text:span text:style-name="T1">x</text:span> river <text:s text:c="3"/>plumb<text:span text:style-name="T11">er</text:span>] <text:s/>company/jobs/plumb<text:span text:style-name="T1">ing</text:span></text:p>
      <text:p text:style-name="P17"><text:s text:c="4"/>│ <text:s text:c="2"/>└── [drwxrwxr-<text:span text:style-name="T11">t</text:span> river <text:s text:c="3"/>electrician] <text:s/>company/jobs/plumb<text:span text:style-name="T1">ing</text:span>/ no chop here</text:p>
      <text:p text:style-name="P17"><text:s text:c="4"/>└── [drwxrwxr-x river <text:s text:c="3"/>all_workers] <text:s/>company/jobs/reforms</text:p>
      <text:p text:style-name="P17"/>
      <text:p text:style-name="P27"><text:span text:style-name="T11">6</text:span><text:span text:style-name="T10"> directori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MT" svg:font-family="'Arial MT'" style:font-family-generic="system" style:font-pitch="variable"/>
    <style:font-face style:name="Arial Unicode MS" svg:font-family="'Arial Unicode MS'"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mbria Math" svg:font-family="'Cambria Math'" style:font-family-generic="swiss" style:font-pitch="variable"/>
    <style:font-face style:name="DejaVu Sans" svg:font-family="'DejaVu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mily-generic="system"/>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rial Unicode MS" style:font-size-asian="12pt" style:language-asian="ja" style:country-asian="JP" style:font-style-asian="normal" style:font-weight-asian="normal" style:font-name-complex="Arial Unicode MS"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ja" style:country-asian="JP" style:font-style-asian="normal" style:font-weight-asian="normal" style:font-name-complex="Arial Unicode MS"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text-transform="uppercase" style:font-name="Arial" fo:font-family="Arial"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cm" fo:margin-right="0cm" fo:margin-top="0.101cm" fo:margin-bottom="0.109cm" style:contextual-spacing="false" fo:text-align="justify" style:justify-single-word="false" fo:orphans="2" fo:widows="2" fo:hyphenation-ladder-count="no-limit" fo:text-indent="0.199cm" style:auto-text-indent="false"/>
      <style:text-properties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42cm" fo:margin-bottom="0.51cm" style:contextual-spacing="false" fo:hyphenation-ladder-count="no-limit"/>
      <style:text-properties fo:font-variant="small-caps" fo:color="#669966" loext:opacity="100%" style:font-name="Calibri1" fo:font-family="Calibri" style:font-family-generic="swiss" style:font-pitch="variable" fo:font-size="16pt" fo:font-weight="bold" style:font-name-asian="Calibri1" style:font-family-asian="Calibri" style:font-family-generic-asian="swiss" style:font-pitch-asian="variable" style:font-size-asian="16pt" style:font-weight-asian="bold" style:font-name-complex="Calibri1" style:font-family-complex="Calibri"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fo:hyphenation-ladder-count="no-limit"/>
      <style:text-properties fo:font-variant="normal" fo:text-transform="none" fo:font-size="14pt" fo:font-style="italic" style:font-size-asian="14pt" style:font-style-asian="italic" style:font-style-complex="italic"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fo:hyphenation-ladder-count="no-limit"/>
      <style:text-properties fo:font-variant="normal" fo:text-transform="none" fo:color="#669966" loext:opacity="100%"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_20_1" style:next-style-name="Text_20_body" style:default-outline-level="4" style:class="text">
      <style:paragraph-properties fo:margin-top="0.319cm" fo:margin-bottom="0.21cm" style:contextual-spacing="false" fo:hyphenation-ladder-count="no-limit"/>
      <style:text-properties fo:font-variant="normal" fo:text-transform="none" fo:font-size="12pt" fo:font-style="italic" style:font-size-asian="12pt" style:font-style-asian="italic"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style:font-name="Verdana" fo:font-family="Verdana" style:font-family-generic="swiss" style:font-pitch="variable" fo:font-size="10pt" style:font-name-asian="Verdana" style:font-family-asian="Verdana" style:font-family-generic-asian="swiss" style:font-pitch-asian="variable" style:font-size-asian="10pt" style:font-name-complex="Verdana" style:font-family-complex="Verdana" style:font-family-generic-complex="swiss" style:font-pitch-complex="variable" style:font-size-complex="10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family-generic="swiss" style:font-pitch="variable" fo:font-size="9pt" style:font-name-asian="Tahoma" style:font-family-asian="Tahoma" style:font-family-generic-asian="swiss" style:font-pitch-asian="variable" style:font-size-asian="9pt"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paragraph-properties fo:hyphenation-ladder-count="no-limit"/>
      <style:text-properties fo:hyphenate="false" loext:hyphenation-no-caps="false" loext:hyphenation-no-last-word="false" loext:hyphenation-word-char-count="no-limit" loext:hyphenation-zone="no-limit"/>
    </style:style>
    <style:style style:name="Notas_20_Informativas" style:display-name="Notas Informativas" style:family="paragraph" style:parent-style-name="Text_20_body">
      <loext:graphic-properties draw:fill="solid" draw:fill-color="#cccc99" draw:opacity="100%"/>
      <style:paragraph-properties fo:margin-left="2.401cm" fo:margin-right="0.101cm" fo:margin-top="0.15cm" fo:margin-bottom="0.199cm" style:contextual-spacing="false" fo:hyphenation-ladder-count="no-limit" fo:text-indent="0.101cm" style:auto-text-indent="false" fo:background-color="#cccc99" fo:padding="0.106cm" fo:border="0.26pt solid #000000" style:shadow="none">
        <style:tab-stops/>
      </style:paragraph-properties>
      <style:text-properties fo:hyphenate="false" loext:hyphenation-no-caps="false" loext:hyphenation-no-last-word="false" loext:hyphenation-word-char-count="no-limit" loext:hyphenation-zone="no-limit"/>
    </style:style>
    <style:style style:name="Titulo" style:family="paragraph">
      <style:paragraph-properties fo:hyphenation-ladder-count="no-limit"/>
      <style:text-properties fo:font-variant="small-caps" fo:color="#336633" loext:opacity="100%"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201cm" style:type="right" style:leader-style="dotted" style:leader-text="."/>
        </style:tab-stops>
      </style:paragraph-properties>
      <style:text-properties style:font-name="Verdana" fo:font-family="Verdana" style:font-family-generic="swiss" style:font-pitch="variable" fo:font-size="10.5pt" fo:font-weight="bold" style:font-name-asian="Verdana" style:font-family-asian="Verdana" style:font-family-generic-asian="swiss" style:font-pitch-asian="variable" style:font-size-asian="10.5pt" style:font-weight-asian="bold"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Pie_20_de_20_foto" style:display-name="Pie de foto" style:family="paragraph" style:parent-style-name="Text_20_body">
      <style:paragraph-properties fo:text-align="center" style:justify-single-word="false" fo:hyphenation-ladder-count="no-limit"/>
      <style:text-properties fo:font-size="10pt" style:font-size-asian="10pt"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702cm" style:type="right" style:leader-style="dotted" style:leader-text="."/>
        </style:tab-stops>
      </style:paragraph-properties>
      <style:text-properties style:font-name="Verdana" fo:font-family="Verdana" style:font-family-generic="swiss" style:font-pitch="variable" fo:font-size="10.5pt" style:font-name-asian="Verdana" style:font-family-asian="Verdana" style:font-family-generic-asian="swiss" style:font-pitch-asian="variable" style:font-size-asian="10.5pt"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203cm" style:type="right" style:leader-style="dotted" style:leader-text="."/>
        </style:tab-stops>
      </style:paragraph-properties>
      <style:text-properties style:font-name="Verdana" fo:font-family="Verdana" style:font-family-generic="swiss" style:font-pitch="variable" fo:font-size="10pt" style:font-name-asian="Verdana" style:font-family-asian="Verdana" style:font-family-generic-asian="swiss" style:font-pitch-asian="variable" style:font-size-asian="10pt"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704cm" style:type="right" style:leader-style="dotted" style:leader-text="."/>
        </style:tab-stops>
      </style:paragraph-properties>
      <style:text-properties style:font-name="Verdana" fo:font-family="Verdana" style:font-family-generic="swiss" style:font-pitch="variable" fo:font-size="10pt" fo:font-style="italic" style:font-name-asian="Verdana" style:font-family-asian="Verdana" style:font-family-generic-asian="swiss" style:font-pitch-asian="variable" style:font-size-asian="10pt" style:font-style-asian="italic"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482cm" fo:margin-right="0cm" fo:hyphenation-ladder-count="no-limit" fo:text-indent="-0.635cm" style:auto-text-indent="false">
        <style:tab-stops/>
      </style:paragraph-properties>
      <style:text-properties style:font-name="Calibri1" fo:font-family="Calibri" style:font-family-generic="swiss" style:font-pitch="variable" style:font-name-asian="Calibri1" style:font-family-asian="Calibri" style:font-family-generic-asian="swiss" style:font-pitch-asian="variable" style:language-asian="en" style:country-asian="US" style:font-name-complex="Calibri1" style:font-family-complex="Calibri" style:font-family-generic-complex="swiss" style:font-pitch-complex="variable" fo:hyphenate="false" loext:hyphenation-no-caps="false" loext:hyphenation-no-last-word="false" loext:hyphenation-word-char-count="no-limit" loext:hyphenation-zone="no-limit"/>
    </style:style>
    <style:style style:name="Separador_20_notas" style:display-name="Separador notas" style:family="paragraph" style:parent-style-name="Standard">
      <style:paragraph-properties fo:line-height="0.049cm"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class="html">
      <style:paragraph-properties fo:hyphenation-ladder-count="no-limit"/>
      <style:text-properties fo:hyphenate="false" loext:hyphenation-no-caps="false" loext:hyphenation-no-last-word="false" loext:hyphenation-word-char-count="no-limit" loext:hyphenation-zone="no-limit"/>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digo" style:family="paragraph" style:parent-style-name="Preformatted_20_Text" style:master-page-name="">
      <loext:graphic-properties draw:fill="solid" draw:fill-color="#dde8cb"/>
      <style:paragraph-properties fo:margin-left="0.499cm" fo:margin-right="0.499cm" fo:margin-top="0.199cm" fo:margin-bottom="0.199cm" style:contextual-spacing="true" fo:text-indent="0cm" style:auto-text-indent="false" style:page-number="auto" fo:background-color="#dde8cb"/>
      <style:text-properties fo:language="zxx" fo:country="none"/>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ES" style:font-name-asian="Cambria Math" style:font-family-asian="'Cambria Math'" style:font-family-generic-asian="swiss" style:font-pitch-asian="variable" style:font-size-asian="11pt" style:language-asian="en" style:country-asian="US" style:font-name-complex="Times New Roman1" style:font-family-complex="'Times New Roman'" style:font-family-generic-complex="swiss" style:font-pitch-complex="variable" style:font-size-complex="11pt" style:language-complex="ar" style:country-complex="SA"/>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ListLabel_20_28" style:display-name="ListLabel 28" style:family="text">
      <style:text-properties fo:color="#669966" loext:opacity="100%" fo:font-size="14pt" fo:letter-spacing="-0.002cm" style:font-name-asian="Calibri1" style:font-family-asian="Calibri" style:font-family-generic-asian="swiss" style:font-pitch-asian="variable" style:font-size-asian="14pt" style:language-asian="en" style:country-asian="US" style:font-name-complex="Calibri1" style:font-family-complex="Calibri" style:font-family-generic-complex="swiss" style:font-pitch-complex="variable" style:font-size-complex="14pt" style:language-complex="ar" style:country-complex="SA" style:text-scale="100%"/>
    </style:style>
    <style:style style:name="ListLabel_20_29" style:display-name="ListLabel 29" style:family="text">
      <style:text-properties fo:letter-spacing="-0.002cm" style:language-asian="en" style:country-asian="US" style:language-complex="ar" style:country-complex="SA" style:text-scale="100%"/>
    </style:style>
    <style:style style:name="ListLabel_20_30" style:display-name="ListLabel 30" style:family="text">
      <style:text-properties fo:color="#669966" loext:opacity="100%" fo:font-size="11pt" fo:letter-spacing="-0.002cm" style:font-name-asian="Arial MT" style:font-family-asian="'Arial MT'" style:font-family-generic-asian="system" style:font-pitch-asian="variable" style:font-size-asian="11pt" style:language-asian="en" style:country-asian="US" style:font-name-complex="Arial MT" style:font-family-complex="'Arial MT'" style:font-family-generic-complex="system" style:font-pitch-complex="variable" style:font-size-complex="11pt" style:language-complex="ar" style:country-complex="SA" style:text-scale="100%"/>
    </style:style>
    <style:style style:name="ListLabel_20_31" style:display-name="ListLabel 31" style:family="text">
      <style:text-properties style:language-asian="en" style:country-asian="US" style:language-complex="ar" style:country-complex="SA"/>
    </style:style>
    <style:style style:name="ListLabel_20_32" style:display-name="ListLabel 32" style:family="text">
      <style:text-properties style:language-asian="en" style:country-asian="US" style:language-complex="ar" style:country-complex="SA"/>
    </style:style>
    <style:style style:name="ListLabel_20_33" style:display-name="ListLabel 33" style:family="text">
      <style:text-properties style:language-asian="en" style:country-asian="US" style:language-complex="ar" style:country-complex="SA"/>
    </style:style>
    <style:style style:name="ListLabel_20_34" style:display-name="ListLabel 34" style:family="text">
      <style:text-properties style:language-asian="en" style:country-asian="US" style:language-complex="ar" style:country-complex="SA"/>
    </style:style>
    <style:style style:name="ListLabel_20_35" style:display-name="ListLabel 35" style:family="text">
      <style:text-properties style:language-asian="en" style:country-asian="US" style:language-complex="ar" style:country-complex="SA"/>
    </style:style>
    <style:style style:name="ListLabel_20_36" style:display-name="ListLabel 36" style:family="text">
      <style:text-properties style:language-asian="en" style:country-asian="US" style:language-complex="ar" style:country-complex="SA"/>
    </style:style>
    <style:style style:name="Character_5f_20_5f_style" style:display-name="Character_20_style"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Énfasis" style:family="text">
      <style:text-properties fo:font-style="italic" style:font-style-asian="italic" style:font-style-complex="italic"/>
    </style:style>
    <style:style style:name="Codigo" style:family="text">
      <style:text-properties fo:color="#3465a4" loext:opacity="100%"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WW_5f_CharLFO3LVL1" style:display-name="WW_CharLFO3LVL1" style:family="text">
      <style:text-properties fo:color="#669966" loext:opacity="100%" fo:font-size="14pt" fo:letter-spacing="-0.002cm" style:font-name-asian="Calibri1" style:font-family-asian="Calibri" style:font-family-generic-asian="swiss" style:font-pitch-asian="variable" style:font-size-asian="14pt" style:language-asian="en" style:country-asian="US" style:font-name-complex="Calibri1" style:font-family-complex="Calibri" style:font-family-generic-complex="swiss" style:font-pitch-complex="variable" style:font-size-complex="14pt" style:language-complex="ar" style:country-complex="SA" style:text-scale="100%"/>
    </style:style>
    <style:style style:name="WW_5f_CharLFO3LVL2" style:display-name="WW_CharLFO3LVL2" style:family="text">
      <style:text-properties fo:letter-spacing="-0.002cm" style:language-asian="en" style:country-asian="US" style:language-complex="ar" style:country-complex="SA" style:text-scale="100%"/>
    </style:style>
    <style:style style:name="WW_5f_CharLFO3LVL3" style:display-name="WW_CharLFO3LVL3" style:family="text">
      <style:text-properties fo:color="#669966" loext:opacity="100%" fo:font-size="11pt" fo:letter-spacing="-0.002cm" style:font-name-asian="Arial MT" style:font-family-asian="'Arial MT'" style:font-family-generic-asian="system" style:font-pitch-asian="variable" style:font-size-asian="11pt" style:language-asian="en" style:country-asian="US" style:font-name-complex="Arial MT" style:font-family-complex="'Arial MT'" style:font-family-generic-complex="system" style:font-pitch-complex="variable" style:font-size-complex="11pt" style:language-complex="ar" style:country-complex="SA" style:text-scale="100%"/>
    </style:style>
    <style:style style:name="WW_5f_CharLFO3LVL4" style:display-name="WW_CharLFO3LVL4" style:family="text">
      <style:text-properties style:language-asian="en" style:country-asian="US" style:language-complex="ar" style:country-complex="SA"/>
    </style:style>
    <style:style style:name="WW_5f_CharLFO3LVL5" style:display-name="WW_CharLFO3LVL5" style:family="text">
      <style:text-properties style:language-asian="en" style:country-asian="US" style:language-complex="ar" style:country-complex="SA"/>
    </style:style>
    <style:style style:name="WW_5f_CharLFO3LVL6" style:display-name="WW_CharLFO3LVL6" style:family="text">
      <style:text-properties style:language-asian="en" style:country-asian="US" style:language-complex="ar" style:country-complex="SA"/>
    </style:style>
    <style:style style:name="WW_5f_CharLFO3LVL7" style:display-name="WW_CharLFO3LVL7" style:family="text">
      <style:text-properties style:language-asian="en" style:country-asian="US" style:language-complex="ar" style:country-complex="SA"/>
    </style:style>
    <style:style style:name="WW_5f_CharLFO3LVL8" style:display-name="WW_CharLFO3LVL8" style:family="text">
      <style:text-properties style:language-asian="en" style:country-asian="US" style:language-complex="ar" style:country-complex="SA"/>
    </style:style>
    <style:style style:name="WW_5f_CharLFO3LVL9" style:display-name="WW_CharLFO3LVL9" style:family="text">
      <style:text-properties style:language-asian="en" style:country-asian="US" style:language-complex="ar" style:country-complex="SA"/>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Default_20_Paragraph_20_Font" style:display-name="Default Paragraph Font" style:family="text"/>
    <style:style style:name="Graphics" style:family="graphic"/>
    <text:outline-style style:name="Outline">
      <text:outline-level-style text:level="1" loext:num-list-format="%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4%." style:num-suffix="." style:num-format="1">
        <style:list-level-properties text:list-level-position-and-space-mode="label-alignment">
          <style:list-level-label-alignment text:label-followed-by="listtab" fo:text-indent="-0.762cm" fo:margin-left="0.762cm"/>
        </style:list-level-properties>
      </text:outline-level-style>
      <text:outline-level-style text:level="5" loext:num-list-format="%5%" style:num-format="">
        <style:list-level-properties/>
      </text:outline-level-style>
      <text:outline-level-style text:level="6" loext:num-list-format=" %6% " style:num-prefix=" " style:num-suffix=" " style:num-format="">
        <style:list-level-properties text:list-level-position-and-space-mode="label-alignment">
          <style:list-level-label-alignment text:label-followed-by="listtab"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loext:num-list-format=" %1% " style:num-prefix=" " style:num-suffix=" "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99cm" fo:margin-left="1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499cm" fo:margin-left="1.49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499cm" fo:margin-left="2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499cm" fo:margin-left="2.499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499cm" fo:margin-left="3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499cm" fo:margin-left="3.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0.499cm" fo:margin-left="4.001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3LVL1" loext:num-list-format="%1%" style:num-format="1">
        <style:list-level-properties text:list-level-position-and-space-mode="label-alignment">
          <style:list-level-label-alignment text:label-followed-by="listtab" fo:text-indent="-0.459cm" fo:margin-left="0.67cm"/>
        </style:list-level-properties>
      </text:list-level-style-number>
      <text:list-level-style-number text:level="2" text:style-name="WW_5f_CharLFO3LVL2" loext:num-list-format="%1%.%2%" style:num-format="1" text:display-levels="2">
        <style:list-level-properties text:list-level-position-and-space-mode="label-alignment">
          <style:list-level-label-alignment text:label-followed-by="listtab" fo:text-indent="-0.921cm" fo:margin-left="1.228cm"/>
        </style:list-level-properties>
      </text:list-level-style-number>
      <text:list-level-style-number text:level="3" text:style-name="WW_5f_CharLFO3LVL3" loext:num-list-format="%1%.%2%.%3%" style:num-format="1" text:display-levels="3">
        <style:list-level-properties text:list-level-position-and-space-mode="label-alignment">
          <style:list-level-label-alignment text:label-followed-by="listtab" fo:text-indent="-1.164cm" fo:margin-left="1.482cm"/>
        </style:list-level-properties>
      </text:list-level-style-number>
      <text:list-level-style-bullet text:level="4" text:style-name="WW_5f_CharLFO3LVL4" loext:num-list-format="%4%" text:bullet-char="•">
        <style:list-level-properties text:list-level-position-and-space-mode="label-alignment">
          <style:list-level-label-alignment text:label-followed-by="listtab" fo:text-indent="-1.164cm" fo:margin-left="3.528cm"/>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1.164cm" fo:margin-left="5.576cm"/>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1.164cm" fo:margin-left="7.624cm"/>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1.164cm" fo:margin-left="9.671cm"/>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1.164cm" fo:margin-left="11.718cm"/>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1.164cm" fo:margin-left="13.7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fo:text-indent="-0.497cm" fo:margin-left="0.709cm"/>
        </style:list-level-properties>
      </text:list-level-style-number>
      <text:list-level-style-bullet text:level="2" loext:num-list-format="%2%" text:bullet-char="•">
        <style:list-level-properties text:list-level-position-and-space-mode="label-alignment">
          <style:list-level-label-alignment text:label-followed-by="listtab" fo:text-indent="-0.635cm" fo:margin-left="1.482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3.3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121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6.94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8.76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5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12.4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14.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4">
      <number:hours number:style="long"/>
      <number:minutes number:style="long"/>
    </number:time-style>
    <number:date-style style:name="N105">
      <number:year/>
      <number:month number:style="long"/>
      <number:day number:style="long"/>
    </number:date-style>
    <number:time-style style:name="N10121" number:language="en" number:country="US">
      <number:hours number:style="long"/>
      <number:minutes number:style="long"/>
    </number:time-style>
    <number:date-style style:name="N10122" number:language="en" number:country="US">
      <number:year/>
      <number:month number:style="long"/>
      <number:day number:style="long"/>
    </number:date-style>
    <number:time-style style:name="N20104" number:language="es" number:country="ES">
      <number:hours number:style="long"/>
      <number:minutes number:style="long"/>
    </number:time-style>
    <number:date-style style:name="N20105" number:language="es" number:country="ES">
      <number:year/>
      <number:month number:style="long"/>
      <number:day number:style="long"/>
    </number:date-style>
    <number:date-style style:name="N30111" number:language="en" number:country="GB">
      <number:year/>
      <number:month number:style="long"/>
      <number:day number:style="long"/>
    </number:date-style>
    <number:time-style style:name="N30112" number:language="en" number:country="GB">
      <number:hours number:style="long"/>
      <number:minutes number:style="long"/>
    </number:time-style>
    <style:default-page-layout>
      <style:page-layout-properties fo:border="none" fo:padding="0cm" style:writing-mode="lr-tb" style:layout-grid-standard-mode="true"/>
    </style:default-page-layout>
  </office:styles>
  <office:automatic-styles>
    <style:style style:name="MT1" style:family="text">
      <style:text-properties officeooo:rsid="000cd8d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64cm" fo:margin-right="1.1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header>
        <text:p text:style-name="Encabezado">Computer Systems <text:tab/><text:tab/>UD06. Linux: file management</text:p>
      </style:header>
      <style:footer>
        <text:p text:style-name="Footer">CGFS. Desarrollo de Aplicaciones <text:span text:style-name="MT1">MULTIPLATAFORMA</text:span><text:tab/><text:page-number text:select-page="current">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dc:title>Plantilla CEED mejorada</dc:title>
    <meta:creation-date>2022-12-16T08:48:00Z</meta:creation-date>
    <dc:date>2022-12-30T12:57:53.814000000</dc:date>
    <meta:editing-cycles>147</meta:editing-cycles>
    <meta:editing-duration>PT4H48M51S</meta:editing-duration>
    <meta:document-statistic meta:table-count="0" meta:image-count="2" meta:object-count="0" meta:page-count="5" meta:paragraph-count="112" meta:word-count="961" meta:character-count="6240" meta:non-whitespace-character-count="5346"/>
    <meta:template xlink:type="simple" xlink:actuate="onRequest" xlink:title="" xlink:href="../../../../../../Users/jmore/Downloads/1st%20term%20-%20Assesable%20Activity%20Template.odt/Plantilla%20CEED%20mejorada-ingles.ott"/>
  </office:meta>
</office:document-meta>
</file>